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3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4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2" table:default-cell-style-name="ce11"/>
        <table:table-column table:style-name="co4" table:default-cell-style-name="ce8"/>
        <table:table-column table:style-name="co5" table:default-cell-style-name="ce14"/>
        <table:table-column table:style-name="co6" table:default-cell-style-name="ce8"/>
        <table:table-row table:style-name="ro1">
          <table:table-cell office:value-type="string" calcext:value-type="string">
            <text:p>🇦🇹 Neuwahlen für Österreich 🇦🇹 Demokratie JETZT</text:p>
          </table:table-cell>
          <table:table-cell/>
          <table:table-cell table:style-name="ce5" office:value-type="string" calcext:value-type="string">
            <text:p>Zustimmend</text:p>
          </table:table-cell>
          <table:table-cell table:style-name="ce10" office:value-type="string" calcext:value-type="string">
            <text:p>Ablehnend</text:p>
          </table:table-cell>
          <table:table-cell table:style-name="ce9" office:value-type="string" calcext:value-type="string">
            <text:p>Bezug Faktencheck</text:p>
          </table:table-cell>
          <table:table-cell table:style-name="ce13" office:value-type="string" calcext:value-type="string">
            <text:p>Neutral / nicht eindeutig zuweisbar</text:p>
          </table:table-cell>
          <table:table-cell table:style-name="ce9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🇦🇹 Neuwahlen für Österreich 🇦🇹 Demokratie JETZ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266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02 Kommentare 823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129</text:p>
          </table:table-cell>
          <table:table-cell table:number-columns-repeated="6"/>
        </table:table-row>
        <table:table-row table:style-name="ro1">
          <table:table-cell table:style-name="ce4" table:formula="of:=SUM([.A45:.A100000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‎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uwahlen für Österreich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Demokratie JETZT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table:number-columns-repeated="2"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office:value-type="string" calcext:value-type="string">
            <text:p>15. Januar um 19:36 ·</text:p>
          </table:table-cell>
          <table:table-cell/>
          <table:table-cell table:style-name="ce7"/>
          <table:table-cell table:style-name="ce12"/>
          <table:table-cell table:style-name="Default"/>
          <table:table-cell table:style-name="ce15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to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23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groups/1087157285032696/permalink/114069795634529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🇦🇹 Neuwahlen für Österreich 🇦🇹 Demokratie JETZ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Ger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i uns auch bitt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ilmsc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h ne wirkl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ilmschen Überrasch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ilmsc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 so ungefähr is blöd wenn die Sterberate der IMPFUNG höher ist als die v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 Krankheit selb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ilmschen Wir haben nur noch corona... Dank die Impfung sterben jetzt alle a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gestorbenen Sachen wie... Krebs.. Herzinfarkt.. Schlaganfall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ilmsc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 die grosse verarsche geht eben weiter aber gut so die EU muss e Zerfall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thias Fi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ilmschen halte ich für einen großen Irrtum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 Länder in der EU sollten anfangen zusammen zu arbeiten und dann würde es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ktionieren mit der EU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hard Rudi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andra Gerha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en Sie schon angedeute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 Leitgeb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Dorf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1087157285032696/permalink/114069795634529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🇦🇹 Neuwahlen für Österreich 🇦🇹 Demokratie JETZ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elinde Maier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lle mit Lin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 Friedr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elinde Maierhofer :https://www.servustv.com/videos/aa-25rc8syb12112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5. Jänner - Servus Nachrichten 19:20 -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ustv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org Friedr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elinde Maierhofer der Beitrag vom Vorspann musste wegen "technisc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roblemen" LEIDER übersprungen werden..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mine Raab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ni Pech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einbar haben sie wenigstens dort Skrupel, alte Leute mittels Russischer Roulette-Spritz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 entsorgen! Respekt! Bei uns haben sie offenbar keine Gnade zu erwarten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ene Ens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ären diese an Corona gestorben hätten wir 6 Wochen Lock-Down, aber wenn es durch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fung ist, dann scheint das keinen in d. Politik zu alarmieren, da kann man sogar plötz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nz fein unterscheiden und hat ohne Abklärung vorweg nix mit d. Impfung zu tun...das sa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 al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Mandj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snanews.de/20210115/23-tote-in-norwegen-nach-pfizer-impfung--530884.htm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 Tote in Norwegen nach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anews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Ölsinger Ingel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Mandjik ich kann mir es nicht ansehn, da kommt die werbung vom 33. Parteita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m.facebook.com/groups/1087157285032696/permalink/114069795634529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🇦🇹 Neuwahlen für Österreich 🇦🇹 Demokratie JETZ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Kl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ab das von Norwegen reingestell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will i habs aufgenomm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elinde Maier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bit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elinde Maierhofer Hans da geschick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elinde Maier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is Übleis wo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Guckt ÜbernTelleran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Bitte kannst es mir auch schicken? Dank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sa Steinkell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 auch bitte dank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eljko Petro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Darf ich höflich bitten, bitte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audia Scho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te ger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Fa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r bitte auch schick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1087157285032696/permalink/114069795634529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🇦🇹 Neuwahlen für Österreich 🇦🇹 Demokratie JETZ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Du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önntest du es mir bitte auch schick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Kl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nnst Du mir es auch bitte schicken. MESSENG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jla Soft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mir auch bit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ta Bin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mir auch bit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n I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mir bitte au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Wink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bitte könnte ich das auch haben? L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En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bitte unbedingt ...vielen dank l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nald Stauf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te mir auch schick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Wohlgem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bitte schicken! dank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Ölsinger Ingel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was meinst du mit aufgenomm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e 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te mir au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trude St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habdie Überschrift gescannt und in meine Story getan,aber wenn du wa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ündliches Hast bitte ger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 id li d M i h 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1087157285032696/permalink/114069795634529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🇦🇹 Neuwahlen für Österreich 🇦🇹 Demokratie JETZ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elinde Maierhofer hast as scho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ssi C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könntest du ed mir bitte auch schicken? Danke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oph Schei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ich auch bit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sjörg Kaser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ich hätte es gerne dank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B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bitte mir au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Pa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ja bitte - p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rstin Pic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ich hätte es auch gern bitt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s jetzt so gema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delinde Maier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ne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Wohlgemut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geiles technisches gebrec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 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r servus tv etwas schneller, als die zensu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1087157285032696/permalink/114069795634529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🇦🇹 Neuwahlen für Österreich 🇦🇹 Demokratie JETZ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Breid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boten haben sie die Impfung nicht sie wollen nur schwerkranke und Gebrächlich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schen nicht mehr Impf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Breid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 haben den Angekündigten Beitrag über Norwegen nicht einmal gezeigt nur d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orschau Wegen eines angeblichen Technischen Problem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Breid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servustv.com/videos/aa-25rc8syb12112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5. Jänner - Servus Nachrichten 19:20 -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ustv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Ma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ÖSTERREICH BEWEGT S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kurzmussweg #coronawiedersta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riedeFreiheitDemokrat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 au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://t.me/friede_freiheit_demokratie_a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🇦🇹 FRIEDE - FREIHEIT - DEMOKRATIE 🇦🇹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.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Hansa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uss erst sowas schreckliches passieren damit einmal eine Reaktion kommt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Haj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Hansal bringt aber leider nichts. Sind noch immer soviele der Meinung das wir nu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 der Impfung wieder a normales Leben führen kö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areta Plöder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Hajek Jaaa lei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1087157285032696/permalink/114069795634529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🇦🇹 Neuwahlen für Österreich 🇦🇹 Demokratie JETZ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Kai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snanews-de.cdn.ampproject.org/v/s/snanews.de/amp/20210115/23-tote-in-norwegennach-pfizer-impfung--530884.html?amp_js_v=a6&amp;amp_gsa=1&amp;usqp=mq331AQHKAF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ArABIA%3D%3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 Tote in Norwegen nach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anews-de.cdn.ampproject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Kl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Kaiser Einfach furchtbar. Daß Ärzte das verantworten könn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Kai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Klein naja die Ärtzte müssen jetzt noch genauer entscheiden wer geimpft wird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d das jetzt mal bei einer Personengruppe. Das kann noch spannend werden. In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uhen der Ärtzte die das jetzt entscheiden müssen, möchte ich nicht stecken.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Haj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l sie der Meinung sind, daß es weniger Tode durch die Impfung gibt als oh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ne Klingber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lgien hat das Zeug gar nicht erst bestellt in Deutschland. Das ist meine Info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Kl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ne Klingberg gibt's da keine Impfung.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ne Klingber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Klein das weiß ich nicht. Sorry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1087157285032696/permalink/114069795634529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🇦🇹 Neuwahlen für Österreich 🇦🇹 Demokratie JETZ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tte Poss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 der Impfung werden mehr Menschen sterben als mit Coron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areta Plöder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tte Possegger So ist es..... aber dann wer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ere Todesursach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ch Corona schuld sein.....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ena S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ette Possegger, spanische Grippe, war dasselbe.... Und alle glauben es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Herb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wird davor gewarn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Tro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rgends zu fin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m Mi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Tromayer im Googel gib 23 Tote e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Moor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m Mile das ist Alles sehr beängstigend. Während dem Bericht gab es plötzlich ein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"technischen Defekt"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m Mi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ke Moors ja es ist beängsdigend,weil es die Wahrheit ist wird alles Zensiert und al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schmeldung impret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es ist die Wahrheit und wir dürfen das so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nneh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Tro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m Mile Danke, hab's weiter oben jetzt eh gese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1087157285032696/permalink/114069795634529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🇦🇹 Neuwahlen für Österreich 🇦🇹 Demokratie JETZ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Raffetz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schon klar und ich bin der Weihnachtsm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schön vertusc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nja Raffetze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Krenn Sabine Raffetzeder Jessica Raffetzeder Marina Trisko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I habs jetz so gemacht sonst komm I nima hinterher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ola Vog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Danke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rola Voges bitte.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1087157285032696/permalink/114069795634529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🇦🇹 Neuwahlen für Österreich 🇦🇹 Demokratie JETZ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eine Dame hat gemeint ich soll es bitte entfernen da es ein fake ist... Niemals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h versuche alles zu prüfen bevor ich es poste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 die Dame entfernt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 was soll ein fake sei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f meiner Seite ist das origi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es gab eine Dame die ich auch höflich entfernt hatte... Sie hat ernsthaft m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beten meinen Beitrag zu löschen.. Da es schon soooo viele gesehen hätten.. Und es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s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 ah ok jetz versteh I um was der Dame geht weil si geschrieben haben da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 Impfstoff generell verboten wurd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o ich finds schlimm genug das de alten Leute daran gestorben sind........... Und 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tzdem weiter verwendet wir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 umändern versteh I nu aber löschen???? Waru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warum die 80+?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haben so wenig Abwehrkräfte... Es ist eine Vernichtung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 auch wenn's jetzt so manche hart klingt.. Bin erleichtert.. Meine Eltern si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its verstorben die müssen es nicht mehr mitmachen! Aber ich Kämpfe für m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nder und zukünftige Enkel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1087157285032696/permalink/114069795634529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/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🇦🇹 Neuwahlen für Österreich 🇦🇹 Demokratie JETZ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ubert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ute,Hände weg von diesen Zeug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Bej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 servu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Legenst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st du diese Nachrichten gesehen oder nur die Ankündigung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Wilmsc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win Legenstein hab das geteilt wie man sieht also war's wahrscheinlich nur d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kündigung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tascha Ste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ch lebe Kick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ja Mar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 der Impfung werden alle Menschen sterb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 Gro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ja Maric nicht alle ^^ eine kleine sklavenbelegschaft darf leb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Merced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ja Maric so is es dann heists corona gehab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Kai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Mercedes sind ja auch nach der Impfung positiv. Quecksilber nicht zu vergess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Kai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ja Maric nicht, die keine Impfung woll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1087157285032696/permalink/114069795634529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/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🇦🇹 Neuwahlen für Österreich 🇦🇹 Demokratie JETZ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ünter Merced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se Regierung sind volksverbrecher was ich schon imma sag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ie Hof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wenn ich das Richtig verstanden habe, dann verhängt Norwegen nicht einen generell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fverbot für alle, sondern „nur“ für schwerkranke, hochbetagte Pflegeheimbewohner? So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die Aussage: Norwegen verhängt Impfverbot für Pfizer und Biontech einfach nicht Richt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will mich auch nicht impfen lassen - appelliere aber an ALLE einfach mal vorsichtiger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en Aussagen zu sein und nicht immer solche Halbwahrheiten rauszuhauen und alle stür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wie blöd auf so eine Aussage und so kommen leider immer wieder solche unseriö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dungen in Umlauf. Oder hat mir jemand eine direkte Quelle aus Norwegen, dass die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sage stimm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ie Hof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 - ich will Sie echt nicht persönlich angreifen aber Ihr Post verbreiten sich sch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 Internet und entspricht einfach nicht der ganzen Wahrheit. Würde Sie wirklich bitten,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trag zu lös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rgit Kö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ie Hofberger schlimm genug das daran die alten Leute gestorben sind o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i Schred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vus TV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Müll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1087157285032696/permalink/114069795634529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/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🇦🇹 Neuwahlen für Österreich 🇦🇹 Demokratie JETZ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2: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 zum The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P Europ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ktenprüfu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in, Norwegen hat kein Verbot für den Biontech/Pfizer-Impfstoff verhän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sende User auf Facebook teilen Mitte Ja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groups/1087157285032696/permalink/1140697956345295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4/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8" table:formula="of:=COUNTIF([.C$1:.C$1048576];&quot;X&quot;)" office:value-type="float" office:value="36" calcext:value-type="float">
            <text:p>36</text:p>
          </table:table-cell>
          <table:table-cell table:style-name="ce8" table:formula="of:=COUNTIF([.D$1:.D$1048576];&quot;X&quot;)" office:value-type="float" office:value="5" calcext:value-type="float">
            <text:p>5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8" table:formula="of:=COUNTIF([.F$1:.F$1048576];&quot;X&quot;)" office:value-type="float" office:value="61" calcext:value-type="float">
            <text:p>61</text:p>
          </table:table-cell>
          <table:table-cell table:formula="of:=COUNTIF([.G$1:.G$1048576];&quot;X&quot;)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number-columns-repeated="5" table:style-name="ce9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table:style-name="ce8"/>
          <table:table-cell table:formula="of:=SUM(;[.C1605];[.D1605];[.F1605])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table:style-name="ce8"/>
          <table:table-cell table:style-name="ce9" office:value-type="string" calcext:value-type="string">
            <text:p>Gesamt</text:p>
          </table:table-cell>
        </table:table-row>
        <table:table-row table:style-name="ro1" table:number-rows-repeated="10469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19:29:44.972376351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19:47:32.820661840</dc:date>
    <meta:editing-duration>PT5M4S</meta:editing-duration>
    <meta:editing-cycles>6</meta:editing-cycles>
    <meta:document-statistic meta:table-count="1" meta:cell-count="1011" meta:object-count="0"/>
  </office:meta>
</office:document-meta>
</file>